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 style:writing-mode="lr-tb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B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B2" style:family="table-cell">
      <style:table-cell-properties fo:padding="0.097cm" fo:border-left="0.5pt solid #000000" fo:border-right="0.5pt solid #000000" fo:border-top="none" fo:border-bottom="0.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.B1" style:family="table-cell">
      <style:table-cell-properties fo:padding="0.097cm" fo:border="0.5pt solid #000000"/>
    </style:style>
    <style:style style:name="Tabela2.A2" style:family="table-cell">
      <style:table-cell-properties fo:padding="0.097cm" fo:border-left="0.5pt solid #000000" fo:border-right="none" fo:border-top="none" fo:border-bottom="0.5pt solid #000000"/>
    </style:style>
    <style:style style:name="Tabela2.B2" style:family="table-cell">
      <style:table-cell-properties fo:padding="0.097cm" fo:border-left="0.5pt solid #000000" fo:border-right="0.5pt solid #000000" fo:border-top="none" fo:border-bottom="0.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8.5cm" style:rel-column-width="32767*"/>
    </style:style>
    <style:style style:name="Tabela3.B" style:family="table-column">
      <style:table-column-properties style:column-width="8.5cm" style:rel-column-width="32768*"/>
    </style:style>
    <style:style style:name="Tabela3.A1" style:family="table-cell">
      <style:table-cell-properties fo:padding="0.097cm" fo:border-left="0.5pt solid #000000" fo:border-right="none" fo:border-top="0.5pt solid #000000" fo:border-bottom="0.5pt solid #000000"/>
    </style:style>
    <style:style style:name="Tabela3.B1" style:family="table-cell">
      <style:table-cell-properties fo:padding="0.097cm" fo:border="0.5pt solid #000000"/>
    </style:style>
    <style:style style:name="Tabela3.A2" style:family="table-cell">
      <style:table-cell-properties fo:padding="0.097cm" fo:border-left="0.5pt solid #000000" fo:border-right="none" fo:border-top="none" fo:border-bottom="0.5pt solid #000000"/>
    </style:style>
    <style:style style:name="Tabela3.B2" style:family="table-cell">
      <style:table-cell-properties fo:padding="0.097cm" fo:border-left="0.5pt solid #000000" fo:border-right="0.5pt solid #000000" fo:border-top="none" fo:border-bottom="0.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8.5cm" style:rel-column-width="32767*"/>
    </style:style>
    <style:style style:name="Tabela4.B" style:family="table-column">
      <style:table-column-properties style:column-width="8.5cm" style:rel-column-width="32768*"/>
    </style:style>
    <style:style style:name="Tabela4.A1" style:family="table-cell">
      <style:table-cell-properties fo:padding="0.097cm" fo:border-left="0.5pt solid #000000" fo:border-right="none" fo:border-top="0.5pt solid #000000" fo:border-bottom="0.5pt solid #000000"/>
    </style:style>
    <style:style style:name="Tabela4.B1" style:family="table-cell">
      <style:table-cell-properties fo:padding="0.097cm" fo:border="0.5pt solid #000000"/>
    </style:style>
    <style:style style:name="Tabela4.A2" style:family="table-cell">
      <style:table-cell-properties fo:padding="0.097cm" fo:border-left="0.5pt solid #000000" fo:border-right="none" fo:border-top="none" fo:border-bottom="0.5pt solid #000000"/>
    </style:style>
    <style:style style:name="Tabela4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justify" style:justify-single-word="false"/>
      <style:text-properties style:font-name="ARial" fo:font-size="11pt" style:font-size-asian="9.60000038146973pt" style:font-size-complex="11pt"/>
    </style:style>
    <style:style style:name="P2" style:family="paragraph" style:parent-style-name="Table_20_Contents">
      <style:paragraph-properties fo:text-align="justify" style:justify-single-word="false"/>
      <style:text-properties style:font-name="ARial" fo:font-size="11pt" officeooo:rsid="0009d5a0" officeooo:paragraph-rsid="0009d5a0" style:font-size-asian="9.60000038146973pt" style:font-size-complex="11pt"/>
    </style:style>
    <style:style style:name="P3" style:family="paragraph" style:parent-style-name="Text_20_body">
      <style:paragraph-properties fo:line-height="100%" fo:text-align="justify" style:justify-single-word="false" style:writing-mode="lr-tb"/>
      <style:text-properties style:font-name="ARial" fo:font-size="11pt" officeooo:rsid="0009d5a0" officeooo:paragraph-rsid="0009d5a0" style:font-size-asian="9.60000038146973pt" style:font-size-complex="11pt"/>
    </style:style>
    <style:style style:name="P4" style:family="paragraph" style:parent-style-name="Table_20_Contents">
      <style:paragraph-properties fo:text-align="justify" style:justify-single-word="false"/>
      <style:text-properties style:font-name="ARial" fo:font-size="11pt" officeooo:rsid="000e3970" officeooo:paragraph-rsid="000e3970" style:font-size-asian="9.60000038146973pt" style:font-size-complex="11pt"/>
    </style:style>
    <style:style style:name="P5" style:family="paragraph" style:parent-style-name="Table_20_Contents">
      <style:paragraph-properties fo:text-align="justify" style:justify-single-word="false"/>
      <style:text-properties style:font-name="ARial" fo:font-size="11pt" officeooo:rsid="0018c2bb" officeooo:paragraph-rsid="0018c2bb" style:font-size-asian="9.60000038146973pt" style:font-size-complex="11pt"/>
    </style:style>
    <style:style style:name="P6" style:family="paragraph" style:parent-style-name="Table_20_Contents">
      <style:paragraph-properties fo:text-align="justify" style:justify-single-word="false"/>
      <style:text-properties style:font-name="ARial" fo:font-size="11pt" officeooo:rsid="00196619" officeooo:paragraph-rsid="00196619" style:font-size-asian="9.60000038146973pt" style:font-size-complex="11pt"/>
    </style:style>
    <style:style style:name="P7" style:family="paragraph" style:parent-style-name="Table_20_Contents">
      <style:paragraph-properties fo:text-align="justify" style:justify-single-word="false"/>
      <style:text-properties style:font-name="ARial" fo:font-size="11pt" officeooo:rsid="001ca55c" officeooo:paragraph-rsid="001ca55c" style:font-size-asian="9.60000038146973pt" style:font-size-complex="11pt"/>
    </style:style>
    <style:style style:name="P8" style:family="paragraph" style:parent-style-name="Table_20_Contents">
      <style:text-properties style:font-name="ARial"/>
    </style:style>
    <style:style style:name="P9" style:family="paragraph" style:parent-style-name="Table_20_Contents">
      <style:text-properties style:font-name="ARial" officeooo:rsid="000ae23e" officeooo:paragraph-rsid="000ae23e"/>
    </style:style>
    <style:style style:name="P10" style:family="paragraph" style:parent-style-name="Text_20_body">
      <style:text-properties style:font-name="ARial" officeooo:rsid="000ae23e" officeooo:paragraph-rsid="000ae23e"/>
    </style:style>
    <style:style style:name="P11" style:family="paragraph" style:parent-style-name="Table_20_Contents">
      <style:text-properties style:font-name="ARial" officeooo:rsid="000c3c8f" officeooo:paragraph-rsid="000c3c8f"/>
    </style:style>
    <style:style style:name="P12" style:family="paragraph" style:parent-style-name="Text_20_body">
      <style:text-properties style:font-name="ARial" officeooo:rsid="000c3c8f" officeooo:paragraph-rsid="000c3c8f"/>
    </style:style>
    <style:style style:name="P13" style:family="paragraph" style:parent-style-name="Text_20_body">
      <style:text-properties style:font-name="ARial" officeooo:rsid="0009d5a0" officeooo:paragraph-rsid="0009d5a0"/>
    </style:style>
    <style:style style:name="P14" style:family="paragraph" style:parent-style-name="Title">
      <style:text-properties style:font-name="ARial" officeooo:rsid="0009d5a0" officeooo:paragraph-rsid="0009d5a0"/>
    </style:style>
    <style:style style:name="P15" style:family="paragraph" style:parent-style-name="Heading_20_1">
      <style:paragraph-properties fo:line-height="100%" fo:text-align="justify" style:justify-single-word="false" style:writing-mode="lr-tb"/>
      <style:text-properties style:font-name="ARial"/>
    </style:style>
    <style:style style:name="P16" style:family="paragraph" style:parent-style-name="Heading_20_1">
      <style:text-properties style:font-name="ARial"/>
    </style:style>
    <style:style style:name="P17" style:family="paragraph" style:parent-style-name="Heading_20_1">
      <style:text-properties officeooo:paragraph-rsid="000c3c8f"/>
    </style:style>
    <style:style style:name="T1" style:family="text">
      <style:text-properties officeooo:rsid="001cc93e"/>
    </style:style>
    <style:style style:name="T2" style:family="text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Projeto MathPong</text:p>
      <text:h text:style-name="P15" text:outline-level="1">Concentração e Aprendizagem em Jogos:</text:h>
      <text:p text:style-name="P3">Estudar como os jovens usam a concentração nos jogos, e como isso pode ser convertido em algo educacional.</text:p>
      <text:p text:style-name="P3">Links de estudo: <text:span text:style-name="T1">LE ESSES MARIA</text:span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">Material/artigo de pesquisa</text:p>
          </table:table-cell>
          <table:table-cell table:style-name="Tabela1.B1" office:value-type="string">
            <text:p text:style-name="P2">Visto</text:p>
          </table:table-cell>
        </table:table-row>
        <table:table-row>
          <table:table-cell table:style-name="Tabela1.A2" office:value-type="string">
            <text:p text:style-name="P1">Faria, Alexandre Ferreira de. "Gamificação na educação." (2021). link: <text:a xlink:type="simple" xlink:href="https://repositorio.pucgoias.edu.br/jspui/bitstream/123456789/3441/1/Gamificação%20Na%20Educação.pdf" text:style-name="Internet_20_link" text:visited-style-name="Visited_20_Internet_20_Link">https://repositorio.pucgoias.edu.br/jspui/bitstream/123456789/3441/1/Gamifica%c3%a7%c3%a3o%20Na%20Educa%c3%a7%c3%a3o.pdf</text:a></text:p>
          </table:table-cell>
          <table:table-cell table:style-name="Tabela1.B2" office:value-type="string">
            <text:p text:style-name="P4"/>
          </table:table-cell>
        </table:table-row>
        <table:table-row>
          <table:table-cell table:style-name="Tabela1.A2" office:value-type="string">
            <text:p text:style-name="P1">Barbosa, M. L., &amp; Amaral, S. F. do. (2021). Aplicativos e gamificação na educação: possibilidades e considerações / Applications and gamification in education: possibilities and considerations. Brazilian Journal of Development, 7(3), 23974–23987. <text:a xlink:type="simple" xlink:href="https://doi.org/10.34117/bjdv7n3-210" text:style-name="Internet_20_link" text:visited-style-name="Visited_20_Internet_20_Link">https://doi.org/10.34117/bjdv7n3-210</text:a></text:p>
          </table:table-cell>
          <table:table-cell table:style-name="Tabela1.B2" office:value-type="string">
            <text:p text:style-name="P5">x</text:p>
          </table:table-cell>
        </table:table-row>
        <table:table-row>
          <table:table-cell table:style-name="Tabela1.A2" office:value-type="string">
            <text:p text:style-name="P1">Monteiro, Elias Ytalo Silva, and Giselle Maria Carvalho da Silva Lima. "JOGOS DIGITAIS NO ÂMBITO DA EDUCAÇÃO." link: <text:a xlink:type="simple" xlink:href="https://www.editorarealize.com.br/editora/anais/conedu/2022/TRABALHO_COMPLETO_EV174_MD4_ID17462_TB4641_16112022144228.pdf" text:style-name="Internet_20_link" text:visited-style-name="Visited_20_Internet_20_Link">https://www.editorarealize.com.br/editora/anais/conedu/2022/TRABALHO_COMPLETO_EV174_MD4_ID17462_TB4641_16112022144228.pdf</text:a></text:p>
          </table:table-cell>
          <table:table-cell table:style-name="Tabela1.B2" office:value-type="string">
            <text:p text:style-name="P6">x</text:p>
          </table:table-cell>
        </table:table-row>
        <table:table-row>
          <table:table-cell table:style-name="Tabela1.A2" office:value-type="string">
            <text:p text:style-name="P1">da Silva, BARONI Lucimara. "LUDOPEDAGOGIA: A TRANSFORMAÇÃO DO APRENDIZADO ATRAVÉS DOS JOGOS." Revista Científica do Centro Universitário de Jales XIV Edição/vol. 2 (2024); ISSN: 1980-8925 http://reuni. unijales. edu. br: 52. link: <text:a xlink:type="simple" xlink:href="https://reuni.unijales.edu.br/edicoes/19/ludopedagogia-a-transformacao-do-aprendizado-atraves-dos-jogos.pdf" text:style-name="Internet_20_link" text:visited-style-name="Visited_20_Internet_20_Link">https://reuni.unijales.edu.br/edicoes/19/ludopedagogia-a-transformacao-do-aprendizado-atraves-dos-jogos.pdf</text:a></text:p>
          </table:table-cell>
          <table:table-cell table:style-name="Tabela1.B2" office:value-type="string">
            <text:p text:style-name="P7">x</text:p>
          </table:table-cell>
        </table:table-row>
      </table:table>
      <text:p text:style-name="P3"/>
      <text:h text:style-name="P16" text:outline-level="1">Educação Matemática em Ambientes Digitais:</text:h>
      <text:p text:style-name="P13">Estudar como que a matemática vem integrando o seu conteúdo em áreas digitais: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2">Material/artigo de pesquisa</text:p>
          </table:table-cell>
          <table:table-cell table:style-name="Tabela2.B1" office:value-type="string">
            <text:p text:style-name="P9">Visto</text:p>
          </table:table-cell>
        </table:table-row>
        <table:table-row>
          <table:table-cell table:style-name="Tabela2.A2" office:value-type="string">
            <text:p text:style-name="P8">dos Santos Silva, B. H. M. ., Silva, A. L. da ., de Oliveira, E. G. ., Lira, L. L. e ., &amp; Pontes, E. A. S. (2022). Jogos Matemáticos como Ferramenta Educacional Lúdica no Processo de Ensino e Aprendizagem da Matemática na Educação Básica. Rebena - <text:soft-page-break/>Revista Brasileira De Ensino E Aprendizagem, 4, 246–254. Recuperado de <text:a xlink:type="simple" xlink:href="https://rebena.emnuvens.com.br/revista/article/view/59" text:style-name="Internet_20_link" text:visited-style-name="Visited_20_Internet_20_Link">https://rebena.emnuvens.com.br/revista/article/view/59</text:a></text:p>
          </table:table-cell>
          <table:table-cell table:style-name="Tabela2.B2" office:value-type="string">
            <text:p text:style-name="P8"/>
          </table:table-cell>
        </table:table-row>
        <table:table-row>
          <table:table-cell table:style-name="Tabela2.A2" office:value-type="string">
            <text:p text:style-name="P8">CAMARA LUBACHEWSKI, Gesseca; CERUTTI, Elisabete. Metodologias ativas no ensino da matemática no anos iniciais: aprendizagem por meio de jogos. RIDPHE_R Revista Iberoamericana do Patrimônio Histórico-Educativo, Campinas, SP, v. 6, n. 00, p. e020018, 2020. DOI: 10.20888/ridpher.v6i00.9923. Disponível em: <text:a xlink:type="simple" xlink:href="https://econtents.bc.unicamp.br/inpec/index.php/ridphe/article/view/9923" text:style-name="Internet_20_link" text:visited-style-name="Visited_20_Internet_20_Link">https://econtents.bc.unicamp.br/inpec/index.php/ridphe/article/view/9923. Acesso em: 28 nov. 2024.</text:a></text:p>
          </table:table-cell>
          <table:table-cell table:style-name="Tabela2.B2" office:value-type="string">
            <text:p text:style-name="P8"/>
          </table:table-cell>
        </table:table-row>
        <table:table-row>
          <table:table-cell table:style-name="Tabela2.A2" office:value-type="string">
            <text:p text:style-name="P8">da Silva, A. A., Lobo, B. de C., Dias, J. M., &amp; Pantoja, L. F. L. (2023). Os Impactos Das Metodologias Ativas Na Aprendizagem Da Matemática. REVISTA FOCO, 16(9), e2879. https://doi.org/10.54751/revistafoco.v16n9-142</text:p>
            <text:p text:style-name="P8">SANTOS, D. P. G. .; ROCHA, L. O. .; SANTOS, T. M. Impacts of gamification adoption on students’ performance in Mathematics discipline. Research, Society and Development, [S. l.], v. 11, n. 15, p. e141111536628, 2022. DOI: 10.33448/rsd-v11i15.36628. Disponível em: <text:a xlink:type="simple" xlink:href="https://rsdjournal.org/index.php/rsd/article/view/36628" text:style-name="Internet_20_link" text:visited-style-name="Visited_20_Internet_20_Link">https://rsdjournal.org/index.php/rsd/article/view/36628</text:a>. Acesso em: 28 nov. 2024.</text:p>
          </table:table-cell>
          <table:table-cell table:style-name="Tabela2.B2" office:value-type="string">
            <text:p text:style-name="P8"/>
          </table:table-cell>
        </table:table-row>
        <table:table-row>
          <table:table-cell table:style-name="Tabela2.A2" office:value-type="string">
            <text:p text:style-name="P8"/>
          </table:table-cell>
          <table:table-cell table:style-name="Tabela2.B2" office:value-type="string">
            <text:p text:style-name="P8"/>
          </table:table-cell>
        </table:table-row>
      </table:table>
      <text:p text:style-name="P13"/>
      <text:h text:style-name="P16" text:outline-level="1">Psicologia do Tempo e Decisões Sob Pressão:</text:h>
      <text:p text:style-name="P10">Estudar como que o ambiente de pressão, como o de jogos competitivos, pode afetar as decisões e raciocínio logico dos jovens: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1">Material/artigo de pesquisa</text:p>
          </table:table-cell>
          <table:table-cell table:style-name="Tabela3.B1" office:value-type="string">
            <text:p text:style-name="P11">Visto</text:p>
          </table:table-cell>
        </table:table-row>
        <table:table-row>
          <table:table-cell table:style-name="Tabela3.A2" office:value-type="string">
            <text:p text:style-name="P8">RAMALHO, Aline Oliveira; DRUMMOND DE CAMARGO, Julia; MAZÓCOLI, Eliane; MATIAS RENTES BARBOSA, Claudia; OLIVEIRA PRADO, Nilda Rosa; MARIN, Alessandra. SCAPE ROOM AS A SENSITIZATION AND EDUCATION STRATEGY ABOUT PRESSURE INJURY PREVENTION. Estima – Brazilian Journal of Enterostomal Therapy, [S. l.], v. 20, 2022. <text:soft-page-break/>Disponível em: <text:a xlink:type="simple" xlink:href="https://www.revistaestima.com.br/estima/article/view/1211" text:style-name="Internet_20_link" text:visited-style-name="Visited_20_Internet_20_Link">https://www.revistaestima.com.br/estima/article/view/1211</text:a>. Acesso em: 28 nov. 2024.</text:p>
          </table:table-cell>
          <table:table-cell table:style-name="Tabela3.B2" office:value-type="string">
            <text:p text:style-name="P8"/>
          </table:table-cell>
        </table:table-row>
        <table:table-row>
          <table:table-cell table:style-name="Tabela3.A2" office:value-type="string">
            <text:p text:style-name="P8">PEREIRA, Elder Gomes; TEODORO, Maycoln Leôni Martins. A Influência da Personalidade na Tomada de Decisão Intertemporal. Revista Psicologia: Teoria e Prática, v. 26, n. 2, 2024.</text:p>
          </table:table-cell>
          <table:table-cell table:style-name="Tabela3.B2" office:value-type="string">
            <text:p text:style-name="P8"/>
          </table:table-cell>
        </table:table-row>
      </table:table>
      <text:p text:style-name="P10"/>
      <text:h text:style-name="P17" text:outline-level="1">Ensino Competitivo e Colaborativo:</text:h>
      <text:p text:style-name="P12">Como mesclar o ambiente do jogo com um ambiente educativo. E estudar como pode usar diferentes tipos de jogos como ferramenta: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1">Material/artigo de pesquisa</text:p>
          </table:table-cell>
          <table:table-cell table:style-name="Tabela4.B1" office:value-type="string">
            <text:p text:style-name="P11">Visto</text:p>
          </table:table-cell>
        </table:table-row>
        <table:table-row>
          <table:table-cell table:style-name="Tabela4.A2" office:value-type="string">
            <text:p text:style-name="P8">dos Santos, André Gonçalves, et al. "O USO DE JOGOS COMPETITIVOS COMO FORMA DE ENGAJAMENTO." Unisanta Humanitas 12.2 (2023): 150-162.</text:p>
          </table:table-cell>
          <table:table-cell table:style-name="Tabela4.B2" office:value-type="string">
            <text:p text:style-name="P8"/>
          </table:table-cell>
        </table:table-row>
      </table:table>
      <text:p text:style-name="P12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8T08:02:05.831486445</meta:creation-date>
    <dc:date>2024-12-15T19:26:22.989275551</dc:date>
    <meta:editing-duration>PT5H31M2S</meta:editing-duration>
    <meta:editing-cycles>4</meta:editing-cycles>
    <meta:generator>LibreOffice/7.3.7.2$Linux_X86_64 LibreOffice_project/30$Build-2</meta:generator>
    <meta:document-statistic meta:table-count="4" meta:image-count="0" meta:object-count="0" meta:page-count="3" meta:paragraph-count="32" meta:word-count="491" meta:character-count="3872" meta:non-whitespace-character-count="3414"/>
  </office:meta>
</office:document-meta>
</file>